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800080" style:font-name="Times New Roman" fo:font-size="18pt" fo:letter-spacing="normal" fo:font-style="normal" fo:font-weight="normal" officeooo:rsid="000fc734" officeooo:paragraph-rsid="000fc734" style:font-size-asian="18pt" style:font-size-complex="18pt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800080" style:font-name="Times New Roman" fo:font-size="18pt" fo:letter-spacing="normal" fo:font-style="normal" fo:font-weight="normal" officeooo:paragraph-rsid="00105771" fo:background-color="transparent" style:font-size-asian="18pt" style:font-size-complex="18pt"/>
    </style:style>
    <style:style style:name="P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800080" style:font-name="Times New Roman" fo:font-size="18pt" fo:letter-spacing="normal" fo:font-style="normal" fo:font-weight="normal" officeooo:paragraph-rsid="00105771" style:font-size-asian="18pt" style:font-size-complex="18pt"/>
    </style:style>
    <style:style style:name="P4" style:family="paragraph" style:parent-style-name="Heading_20_2">
      <style:paragraph-properties fo:margin-left="0cm" fo:margin-right="0cm" fo:margin-top="0.508cm" fo:margin-bottom="0.508cm" loext:contextual-spacing="false" fo:orphans="2" fo:widows="2" fo:text-indent="0cm" style:auto-text-indent="false"/>
      <style:text-properties fo:font-variant="normal" fo:text-transform="none" fo:color="#800080" style:font-name="Segoe UI" fo:font-size="19.2000007629395pt" fo:letter-spacing="normal" fo:font-style="normal" fo:font-weight="normal"/>
    </style:style>
    <style:style style:name="P5" style:family="paragraph" style:parent-style-name="Standard">
      <style:text-properties style:font-name="Times New Roman"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officeooo:paragraph-rsid="000fc734" style:font-size-asian="18pt" style:font-size-complex="18pt"/>
    </style:style>
    <style:style style:name="P7" style:family="paragraph" style:parent-style-name="Standard">
      <style:text-properties style:font-name="Times New Roman" fo:font-size="18pt" officeooo:paragraph-rsid="00162fca" style:font-size-asian="18pt" style:font-size-complex="18pt"/>
    </style:style>
    <style:style style:name="P8" style:family="paragraph" style:parent-style-name="Standard">
      <style:text-properties fo:font-variant="normal" fo:text-transform="none" fo:color="#000000" style:font-name="Times New Roman" fo:font-size="18pt" fo:letter-spacing="normal" fo:font-style="normal" fo:font-weight="normal" officeooo:paragraph-rsid="00162fca" style:font-size-asian="18pt" style:font-size-complex="18pt"/>
    </style:style>
    <style:style style:name="P9" style:family="paragraph" style:parent-style-name="Standard">
      <style:text-properties officeooo:paragraph-rsid="00162fca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 officeooo:rsid="00162fca" officeooo:paragraph-rsid="00162fca" fo:background-color="#ffffff" style:font-size-asian="18pt" style:font-size-complex="18pt" loext:padding-left="0.254cm" loext:padding-right="0cm" loext:padding-top="0cm" loext:padding-bottom="0cm" loext:border-left="2.41pt solid #04aa6d" loext:border-right="none" loext:border-top="none" loext:border-bottom="non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 style:font-size-asian="18pt" style:font-size-complex="18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a52a2a" style:font-name="Times New Roman" fo:font-size="18pt" fo:letter-spacing="normal" fo:font-style="normal" fo:font-weight="normal" style:font-size-asian="18pt" style:font-size-complex="18pt"/>
    </style:style>
    <style:style style:name="P13" style:family="paragraph" style:parent-style-name="Standard">
      <style:paragraph-properties fo:margin-left="0cm" fo:margin-right="0cm" fo:margin-top="0.339cm" fo:margin-bottom="0.339cm" loext:contextual-spacing="false" fo:orphans="2" fo:widows="2" fo:text-indent="0cm" style:auto-text-indent="false"/>
      <style:text-properties fo:font-variant="normal" fo:text-transform="none" fo:color="#a52a2a" style:font-name="Times New Roman" fo:font-size="18pt" fo:letter-spacing="normal" fo:font-style="normal" fo:font-weight="normal" fo:background-color="#ffffff" style:font-size-asian="18pt" style:font-size-complex="18pt" loext:padding-left="0.254cm" loext:padding-right="0cm" loext:padding-top="0cm" loext:padding-bottom="0cm" loext:border-left="2.41pt solid #04aa6d" loext:border-right="none" loext:border-top="none" loext:border-bottom="none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8pt" officeooo:rsid="000fc734" officeooo:paragraph-rsid="000fc734" style:font-size-asian="15.75pt" style:font-size-complex="18p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paragraph-rsid="000fc734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0fc734" officeooo:paragraph-rsid="000fc734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normal" officeooo:paragraph-rsid="000fc734" style:font-size-asian="18pt" style:font-size-complex="18pt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800080" style:font-name="Times New Roman" fo:font-size="18pt" fo:letter-spacing="normal" fo:font-style="normal" fo:font-weight="normal" officeooo:rsid="000fc734" officeooo:paragraph-rsid="000fc734" style:font-size-asian="18pt" style:font-size-complex="18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fc734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05771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8pt" officeooo:paragraph-rsid="000fc734" style:font-size-asian="18pt" style:font-size-complex="18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8pt" officeooo:paragraph-rsid="00105771" style:font-size-asian="18pt" style:font-size-complex="18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8pt" officeooo:rsid="00162fca" officeooo:paragraph-rsid="00162fca" style:font-size-asian="18pt" style:font-size-complex="18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 officeooo:rsid="00105771" officeooo:paragraph-rsid="00105771" style:font-size-asian="18pt" style:font-size-complex="18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 officeooo:rsid="00162fca" officeooo:paragraph-rsid="00162fca" style:font-size-asian="18pt" style:font-size-complex="18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color="#800080" style:font-name="Times New Roman" fo:font-size="18pt" officeooo:rsid="00105771" officeooo:paragraph-rsid="00105771" style:font-size-asian="18pt" style:font-size-complex="18pt"/>
    </style:style>
    <style:style style:name="P28" style:family="paragraph" style:parent-style-name="Text_20_body">
      <style:paragraph-properties fo:margin-left="0cm" fo:margin-right="0cm" fo:margin-top="0.508cm" fo:margin-bottom="0.508cm" loext:contextual-spacing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 fo:background-color="#e7e9eb" loext:padding="0cm" loext:border="none"/>
    </style:style>
    <style:style style:name="P29" style:family="paragraph" style:parent-style-name="Times_20_New_20_Roman">
      <style:paragraph-properties fo:text-align="center" style:justify-single-word="false"/>
      <style:text-properties style:font-name="Times New Roman" fo:font-size="18pt" officeooo:rsid="000fc734" officeooo:paragraph-rsid="000fc734" style:font-size-asian="18pt" style:font-size-complex="18pt"/>
    </style:style>
    <style:style style:name="P30" style:family="paragraph" style:parent-style-name="Times_20_New_20_Roman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normal" officeooo:rsid="000fc734" officeooo:paragraph-rsid="000fc734" style:font-size-asian="18pt" style:font-size-complex="18pt"/>
    </style:style>
    <style:style style:name="P31" style:family="paragraph" style:parent-style-name="Times_20_New_20_Roman">
      <style:paragraph-properties fo:text-align="start" style:justify-single-word="false"/>
      <style:text-properties fo:font-variant="normal" fo:text-transform="none" fo:color="#800080" style:font-name="Times New Roman" fo:font-size="18pt" fo:letter-spacing="normal" fo:font-style="normal" fo:font-weight="normal" officeooo:rsid="000fc734" officeooo:paragraph-rsid="000fc734" style:font-size-asian="18pt" style:font-size-complex="18pt"/>
    </style:style>
    <style:style style:name="P32" style:family="paragraph" style:parent-style-name="Times_20_New_20_Roman">
      <style:paragraph-properties fo:text-align="start" style:justify-single-word="false"/>
      <style:text-properties fo:color="#800080" style:font-name="Times New Roman" fo:font-size="18pt" officeooo:rsid="000fc734" officeooo:paragraph-rsid="000fc734" style:font-size-asian="18pt" style:font-size-complex="18pt"/>
    </style:style>
    <style:style style:name="T1" style:family="text">
      <style:text-properties officeooo:rsid="000fc734"/>
    </style:style>
    <style:style style:name="T2" style:family="text">
      <style:text-properties style:font-name="Verdana"/>
    </style:style>
    <style:style style:name="T3" style:family="text">
      <style:text-properties style:font-name="Consolas" fo:font-size="9pt" officeooo:rsid="00105771" style:font-size-asian="18pt" style:font-size-complex="18pt"/>
    </style:style>
    <style:style style:name="T4" style:family="text">
      <style:text-properties fo:font-size="9pt" officeooo:rsid="00105771" style:font-size-asian="18pt" style:font-size-complex="18pt"/>
    </style:style>
    <style:style style:name="T5" style:family="text">
      <style:text-properties fo:color="#000000" style:font-name="Verdana" fo:font-size="9pt"/>
    </style:style>
    <style:style style:name="T6" style:family="text">
      <style:text-properties fo:color="#000000" style:font-name="Verdana" officeooo:rsid="00162fca" style:font-size-asian="18pt" style:font-size-complex="18pt"/>
    </style:style>
    <style:style style:name="T7" style:family="text">
      <style:text-properties fo:color="#000000" style:font-name="Times New Roman" fo:font-size="9pt"/>
    </style:style>
    <style:style style:name="T8" style:family="text">
      <style:text-properties fo:color="#000000" style:font-name="Times New Roman" fo:font-size="18pt" style:font-size-asian="18pt" style:font-size-complex="18pt"/>
    </style:style>
    <style:style style:name="T9" style:family="text">
      <style:text-properties fo:color="#000000" officeooo:rsid="00162fca" style:font-size-asian="18pt" style:font-size-complex="18pt"/>
    </style:style>
    <style:style style:name="T10" style:family="text">
      <style:text-properties fo:color="#000000" officeooo:rsid="00162fca"/>
    </style:style>
    <style:style style:name="T11" style:family="text">
      <style:text-properties fo:color="#dc143c" style:font-name="Times New Roman" fo:font-size="18pt" officeooo:rsid="000fc734" style:font-size-asian="18pt" style:font-size-complex="18pt" loext:padding="0cm" loext:border="none"/>
    </style:style>
    <style:style style:name="T12" style:family="text">
      <style:text-properties fo:color="#dc143c" style:font-name="Times New Roman" fo:font-size="18pt" style:font-size-asian="18pt" style:font-size-complex="18pt" loext:padding="0cm" loext:border="none"/>
    </style:style>
    <style:style style:name="T13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Verdana" fo:font-size="9pt" fo:letter-spacing="normal" fo:font-style="normal" fo:font-weight="normal" officeooo:rsid="00105771" style:font-size-asian="18pt" style:font-size-complex="18pt"/>
    </style:style>
    <style:style style:name="T15" style:family="text">
      <style:text-properties fo:font-variant="normal" fo:text-transform="none" fo:color="#000000" style:font-name="Verdana" fo:font-size="9pt" fo:letter-spacing="normal" fo:font-style="normal" fo:font-weight="normal" officeooo:rsid="00162fca" style:font-size-asian="18pt" style:font-size-complex="18pt"/>
    </style:style>
    <style:style style:name="T16" style:family="text">
      <style:text-properties fo:font-variant="normal" fo:text-transform="none" fo:color="#000000" style:font-name="Consolas" fo:font-size="9pt" fo:letter-spacing="normal" fo:font-style="normal" fo:font-weight="normal" officeooo:rsid="00105771" style:font-size-asian="18pt" style:font-size-complex="18pt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0fc734"/>
    </style:style>
    <style:style style:name="T20" style:family="text">
      <style:text-properties fo:font-variant="normal" fo:text-transform="none" fo:color="#000000" fo:letter-spacing="normal" fo:font-style="normal" fo:font-weight="normal" style:font-size-asian="18pt"/>
    </style:style>
    <style:style style:name="T21" style:family="text">
      <style:text-properties fo:font-variant="normal" fo:text-transform="none" fo:color="#000000" fo:letter-spacing="normal" fo:font-style="normal" fo:font-weight="normal" officeooo:rsid="00105771"/>
    </style:style>
    <style:style style:name="T22" style:family="text">
      <style:text-properties fo:font-variant="normal" fo:text-transform="none" fo:color="#000000" fo:letter-spacing="normal" fo:font-style="normal" fo:font-weight="normal" officeooo:rsid="00162fca"/>
    </style:style>
    <style:style style:name="T23" style:family="text">
      <style:text-properties fo:font-variant="normal" fo:text-transform="none" fo:color="#000000" fo:font-size="9pt" fo:letter-spacing="normal" fo:font-style="normal" fo:font-weight="normal"/>
    </style:style>
    <style:style style:name="T24" style:family="text">
      <style:text-properties fo:font-variant="normal" fo:text-transform="none" fo:color="#000000" fo:font-size="9pt" fo:letter-spacing="normal" fo:font-style="normal" fo:font-weight="normal" officeooo:rsid="00105771" style:font-size-asian="18pt" style:font-size-complex="18pt"/>
    </style:style>
    <style:style style:name="T25" style:family="text">
      <style:text-properties fo:font-variant="normal" fo:text-transform="none" fo:color="#000000" fo:font-size="9pt" fo:letter-spacing="normal" fo:font-style="normal" fo:font-weight="normal" officeooo:rsid="00162fca" style:font-size-asian="18pt" style:font-size-complex="18pt"/>
    </style:style>
    <style:style style:name="T26" style:family="text">
      <style:text-properties fo:font-variant="normal" fo:text-transform="none" fo:color="#000000" style:font-name="Times New Roman" fo:font-size="9pt" fo:letter-spacing="normal" fo:font-style="normal" fo:font-weight="normal"/>
    </style:style>
    <style:style style:name="T27" style:family="text">
      <style:text-properties fo:font-variant="normal" fo:text-transform="none" fo:color="#000000" style:font-name="Times New Roman" fo:font-size="9pt" fo:letter-spacing="normal" fo:font-style="normal" fo:font-weight="normal" officeooo:rsid="00105771" style:font-size-asian="18pt" style:font-size-complex="18pt"/>
    </style:style>
    <style:style style:name="T28" style:family="text">
      <style:text-properties fo:font-variant="normal" fo:text-transform="none" fo:color="#000000" style:font-name="Times New Roman" fo:font-size="9pt" fo:letter-spacing="normal" fo:font-style="normal" fo:font-weight="normal" officeooo:rsid="00162fca" style:font-size-asian="18pt" style:font-size-complex="18pt"/>
    </style:style>
    <style:style style:name="T29" style:family="text">
      <style:text-properties fo:font-variant="normal" fo:text-transform="none" fo:color="#000000" style:font-name="Times New Roman" fo:letter-spacing="normal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 officeooo:rsid="00105771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162fca"/>
    </style:style>
    <style:style style:name="T33" style:family="text">
      <style:text-properties fo:font-variant="normal" fo:text-transform="none" fo:color="#000000" style:font-name="Times New Roman" fo:font-size="18pt" fo:letter-spacing="normal" fo:font-style="normal" fo:font-weight="normal" style:font-size-asian="18pt" style:font-size-complex="18pt"/>
    </style:style>
    <style:style style:name="T34" style:family="text">
      <style:text-properties fo:font-variant="normal" fo:text-transform="none" fo:color="#000000" style:font-name="Times New Roman" fo:font-size="18pt" fo:letter-spacing="normal" fo:font-style="normal" fo:font-weight="normal" officeooo:rsid="000fc734" style:font-size-asian="18pt" style:font-size-complex="18pt"/>
    </style:style>
    <style:style style:name="T35" style:family="text">
      <style:text-properties fo:font-variant="normal" fo:text-transform="none" fo:color="#000000" style:font-name="Times New Roman" fo:font-size="18pt" fo:letter-spacing="normal" fo:font-style="normal" fo:font-weight="normal" officeooo:rsid="00105771" style:font-size-asian="18pt" style:font-size-complex="18pt"/>
    </style:style>
    <style:style style:name="T36" style:family="text">
      <style:text-properties fo:font-variant="normal" fo:text-transform="none" fo:color="#000000" style:font-name="Times New Roman" fo:font-size="18pt" fo:letter-spacing="normal" fo:font-style="normal" fo:font-weight="normal" officeooo:rsid="00162fca" style:font-size-asian="18pt" style:font-size-complex="18pt"/>
    </style:style>
    <style:style style:name="T37" style:family="text">
      <style:text-properties fo:font-variant="normal" fo:text-transform="none" fo:color="#000000" style:font-name="Times New Roman" fo:font-size="18pt" fo:letter-spacing="normal" style:font-size-asian="18pt" style:font-size-complex="18pt"/>
    </style:style>
    <style:style style:name="T38" style:family="text">
      <style:text-properties fo:font-variant="normal" fo:text-transform="none" fo:color="#dc143c" style:font-name="Consolas" fo:font-size="9.60000038146973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dc143c" style:font-name="Consolas" fo:font-size="9.60000038146973pt" fo:letter-spacing="normal" fo:font-style="normal" fo:font-weight="normal" officeooo:rsid="00105771" style:font-size-asian="18pt" style:font-size-complex="18pt" loext:padding="0cm" loext:border="none"/>
    </style:style>
    <style:style style:name="T40" style:family="text">
      <style:text-properties fo:font-variant="normal" fo:text-transform="none" fo:color="#dc143c" style:font-name="Consolas" fo:font-size="9.60000038146973pt" fo:letter-spacing="normal" fo:font-style="normal" fo:font-weight="normal" officeooo:rsid="00162fca" style:font-size-asian="18pt" style:font-size-complex="18pt" loext:padding="0cm" loext:border="none"/>
    </style:style>
    <style:style style:name="T41" style:family="text">
      <style:text-properties fo:font-variant="normal" fo:text-transform="none" fo:color="#dc143c" style:font-name="Consolas" fo:font-size="9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dc143c" fo:font-size="9.60000038146973pt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dc143c" fo:font-size="9.60000038146973pt" fo:letter-spacing="normal" fo:font-style="normal" fo:font-weight="normal" officeooo:rsid="00105771" style:font-size-asian="18pt" style:font-size-complex="18pt" loext:padding="0cm" loext:border="none"/>
    </style:style>
    <style:style style:name="T44" style:family="text">
      <style:text-properties fo:font-variant="normal" fo:text-transform="none" fo:color="#dc143c" fo:font-size="9.60000038146973pt" fo:letter-spacing="normal" fo:font-style="normal" fo:font-weight="normal" officeooo:rsid="00162fca" style:font-size-asian="18pt" style:font-size-complex="18pt" loext:padding="0cm" loext:border="none"/>
    </style:style>
    <style:style style:name="T45" style:family="text">
      <style:text-properties fo:font-variant="normal" fo:text-transform="none" fo:color="#dc143c" style:font-name="Times New Roman" fo:font-size="9.60000038146973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dc143c" style:font-name="Times New Roman" fo:font-size="9.60000038146973pt" fo:letter-spacing="normal" fo:font-style="normal" fo:font-weight="normal" officeooo:rsid="00105771" style:font-size-asian="18pt" style:font-size-complex="18pt" loext:padding="0cm" loext:border="none"/>
    </style:style>
    <style:style style:name="T47" style:family="text">
      <style:text-properties fo:font-variant="normal" fo:text-transform="none" fo:color="#dc143c" style:font-name="Times New Roman" fo:font-size="9.60000038146973pt" fo:letter-spacing="normal" fo:font-style="normal" fo:font-weight="normal" officeooo:rsid="00162fca" style:font-size-asian="18pt" style:font-size-complex="18pt" loext:padding="0cm" loext:border="none"/>
    </style:style>
    <style:style style:name="T48" style:family="text">
      <style:text-properties fo:font-variant="normal" fo:text-transform="none" fo:color="#dc143c" style:font-name="Times New Roman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dc143c" style:font-name="Times New Roman" fo:letter-spacing="normal" fo:font-style="normal" fo:font-weight="normal" style:font-size-asian="18pt" loext:padding="0cm" loext:border="none"/>
    </style:style>
    <style:style style:name="T50" style:family="text">
      <style:text-properties fo:font-variant="normal" fo:text-transform="none" fo:color="#dc143c" style:font-name="Times New Roman" fo:letter-spacing="normal" fo:font-style="normal" fo:font-weight="normal" officeooo:rsid="00105771" loext:padding="0cm" loext:border="none"/>
    </style:style>
    <style:style style:name="T51" style:family="text">
      <style:text-properties fo:font-variant="normal" fo:text-transform="none" fo:color="#dc143c" style:font-name="Times New Roman" fo:letter-spacing="normal" fo:font-style="normal" fo:font-weight="normal" officeooo:rsid="00162fca" loext:padding="0cm" loext:border="none"/>
    </style:style>
    <style:style style:name="T52" style:family="text">
      <style:text-properties fo:font-variant="normal" fo:text-transform="none" fo:color="#dc143c" style:font-name="Times New Roman" fo:font-size="18pt" fo:letter-spacing="normal" fo:font-style="normal" fo:font-weight="normal" style:font-size-asian="18pt" style:font-size-complex="18pt" loext:padding="0cm" loext:border="none"/>
    </style:style>
    <style:style style:name="T53" style:family="text">
      <style:text-properties fo:font-variant="normal" fo:text-transform="none" fo:color="#dc143c" style:font-name="Times New Roman" fo:font-size="18pt" fo:letter-spacing="normal" fo:font-style="normal" fo:font-weight="normal" officeooo:rsid="00105771" style:font-size-asian="18pt" style:font-size-complex="18pt" loext:padding="0cm" loext:border="none"/>
    </style:style>
    <style:style style:name="T54" style:family="text">
      <style:text-properties fo:font-variant="normal" fo:text-transform="none" fo:color="#dc143c" style:font-name="Times New Roman" fo:font-size="18pt" fo:letter-spacing="normal" fo:font-style="normal" fo:font-weight="normal" officeooo:rsid="00162fca" style:font-size-asian="18pt" style:font-size-complex="18pt" loext:padding="0cm" loext:border="none"/>
    </style:style>
    <style:style style:name="T55" style:family="text">
      <style:text-properties fo:font-variant="normal" fo:text-transform="none" fo:color="#dc143c" style:font-name="Times New Roman" fo:font-size="9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dc143c" fo:font-size="9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0000cd" style:font-name="Consolas" fo:font-size="9pt" fo:letter-spacing="normal" fo:font-style="normal" fo:font-weight="normal"/>
    </style:style>
    <style:style style:name="T58" style:family="text">
      <style:text-properties fo:font-variant="normal" fo:text-transform="none" fo:color="#0000cd" style:font-name="Consolas" fo:font-size="9pt" fo:letter-spacing="normal" fo:font-style="normal" fo:font-weight="normal" officeooo:rsid="00105771" style:font-size-asian="18pt" style:font-size-complex="18pt"/>
    </style:style>
    <style:style style:name="T59" style:family="text">
      <style:text-properties fo:font-variant="normal" fo:text-transform="none" fo:color="#0000cd" fo:font-size="9pt" fo:letter-spacing="normal" fo:font-style="normal" fo:font-weight="normal"/>
    </style:style>
    <style:style style:name="T60" style:family="text">
      <style:text-properties fo:font-variant="normal" fo:text-transform="none" fo:color="#0000cd" fo:font-size="9pt" fo:letter-spacing="normal" fo:font-style="normal" fo:font-weight="normal" officeooo:rsid="00105771" style:font-size-asian="18pt" style:font-size-complex="18pt"/>
    </style:style>
    <style:style style:name="T61" style:family="text">
      <style:text-properties fo:font-variant="normal" fo:text-transform="none" fo:color="#0000cd" style:font-name="Times New Roman" fo:font-size="18pt" fo:letter-spacing="normal" fo:font-style="normal" fo:font-weight="normal" officeooo:rsid="000fc734" style:font-size-asian="18pt" style:font-size-complex="18pt"/>
    </style:style>
    <style:style style:name="T62" style:family="text">
      <style:text-properties fo:font-variant="normal" fo:text-transform="none" fo:color="#0000cd" fo:letter-spacing="normal" fo:font-style="normal" fo:font-weight="normal"/>
    </style:style>
    <style:style style:name="T63" style:family="text">
      <style:text-properties fo:font-variant="normal" fo:text-transform="none" fo:color="#0000cd" fo:letter-spacing="normal" fo:font-style="normal" fo:font-weight="normal" officeooo:rsid="000fc734" fo:background-color="#ffffff" loext:char-shading-value="0" loext:padding-left="0.254cm" loext:padding-right="0cm" loext:padding-top="0cm" loext:padding-bottom="0cm" loext:border-left="2.41pt solid #04aa6d" loext:border-right="none" loext:border-top="none" loext:border-bottom="none"/>
    </style:style>
    <style:style style:name="T64" style:family="text">
      <style:text-properties fo:font-variant="normal" fo:text-transform="none" fo:color="#0000cd" fo:letter-spacing="normal" fo:font-style="normal" fo:font-weight="normal" officeooo:rsid="00105771"/>
    </style:style>
    <style:style style:name="T65" style:family="text">
      <style:text-properties fo:font-variant="normal" fo:text-transform="none" fo:color="#a52a2a" style:font-name="Consolas" fo:font-size="9pt" fo:letter-spacing="normal" fo:font-style="normal" fo:font-weight="normal"/>
    </style:style>
    <style:style style:name="T66" style:family="text">
      <style:text-properties fo:font-variant="normal" fo:text-transform="none" fo:color="#a52a2a" style:font-name="Consolas" fo:font-size="9pt" fo:letter-spacing="normal" fo:font-style="normal" fo:font-weight="normal" officeooo:rsid="00105771" style:font-size-asian="18pt" style:font-size-complex="18pt"/>
    </style:style>
    <style:style style:name="T67" style:family="text">
      <style:text-properties fo:font-variant="normal" fo:text-transform="none" fo:color="#a52a2a" fo:font-size="9pt" fo:letter-spacing="normal" fo:font-style="normal" fo:font-weight="normal"/>
    </style:style>
    <style:style style:name="T68" style:family="text">
      <style:text-properties fo:font-variant="normal" fo:text-transform="none" fo:color="#a52a2a" fo:font-size="9pt" fo:letter-spacing="normal" fo:font-style="normal" fo:font-weight="normal" officeooo:rsid="00105771" style:font-size-asian="18pt" style:font-size-complex="18pt"/>
    </style:style>
    <style:style style:name="T69" style:family="text">
      <style:text-properties fo:font-variant="normal" fo:text-transform="none" fo:color="#a52a2a" fo:letter-spacing="normal" fo:font-style="normal" fo:font-weight="normal"/>
    </style:style>
    <style:style style:name="T70" style:family="text">
      <style:text-properties fo:font-variant="normal" fo:text-transform="none" fo:color="#a52a2a" fo:letter-spacing="normal" fo:font-style="normal" fo:font-weight="normal" officeooo:rsid="000fc734" fo:background-color="#ffffff" loext:char-shading-value="0" loext:padding-left="0.254cm" loext:padding-right="0cm" loext:padding-top="0cm" loext:padding-bottom="0cm" loext:border-left="2.41pt solid #04aa6d" loext:border-right="none" loext:border-top="none" loext:border-bottom="none"/>
    </style:style>
    <style:style style:name="T71" style:family="text">
      <style:text-properties fo:font-variant="normal" fo:text-transform="none" fo:color="#a52a2a" fo:letter-spacing="normal" fo:font-style="normal" fo:font-weight="normal" officeooo:rsid="000fc734"/>
    </style:style>
    <style:style style:name="T72" style:family="text">
      <style:text-properties fo:font-variant="normal" fo:text-transform="none" fo:color="#a52a2a" fo:letter-spacing="normal" fo:font-style="normal" fo:font-weight="normal" officeooo:rsid="00105771"/>
    </style:style>
    <style:style style:name="T73" style:family="text">
      <style:text-properties fo:font-variant="normal" fo:text-transform="none" fo:color="#ff0000" style:font-name="Consolas" fo:font-size="9pt" fo:letter-spacing="normal" fo:font-style="normal" fo:font-weight="normal" officeooo:rsid="00105771" style:font-size-asian="18pt" style:font-size-complex="18pt"/>
    </style:style>
    <style:style style:name="T74" style:family="text">
      <style:text-properties fo:font-variant="normal" fo:text-transform="none" fo:color="#ff0000" fo:font-size="9pt" fo:letter-spacing="normal" fo:font-style="normal" fo:font-weight="normal" officeooo:rsid="00105771" style:font-size-asian="18pt" style:font-size-complex="18pt"/>
    </style:style>
    <style:style style:name="T75" style:family="text">
      <style:text-properties fo:font-variant="normal" fo:text-transform="none" fo:color="#ff0000" fo:letter-spacing="normal" fo:font-style="normal" fo:font-weight="normal" officeooo:rsid="000fc734" fo:background-color="#ffffff" loext:char-shading-value="0" loext:padding-left="0.254cm" loext:padding-right="0cm" loext:padding-top="0cm" loext:padding-bottom="0cm" loext:border-left="2.41pt solid #04aa6d" loext:border-right="none" loext:border-top="none" loext:border-bottom="none"/>
    </style:style>
    <style:style style:name="T76" style:family="text">
      <style:text-properties fo:font-variant="normal" fo:text-transform="none" fo:color="#ff0000" fo:letter-spacing="normal" fo:font-style="normal" fo:font-weight="normal" officeooo:rsid="00105771"/>
    </style:style>
    <style:style style:name="T77" style:family="text">
      <style:text-properties fo:font-variant="normal" fo:text-transform="none" fo:letter-spacing="normal" fo:font-style="normal" fo:font-weight="normal"/>
    </style:style>
    <style:style style:name="T78" style:family="text">
      <style:text-properties fo:font-variant="normal" fo:text-transform="none" fo:letter-spacing="normal" fo:font-style="normal" fo:font-weight="normal" officeooo:rsid="00105771"/>
    </style:style>
    <style:style style:name="T79" style:family="text">
      <style:text-properties fo:font-variant="normal" fo:text-transform="none" fo:letter-spacing="normal" fo:font-style="normal" fo:font-weight="normal" officeooo:rsid="000fc734"/>
    </style:style>
    <style:style style:name="T80" style:family="text">
      <style:text-properties fo:color="#a52a2a"/>
    </style:style>
    <style:style style:name="T81" style:family="text">
      <style:text-properties fo:color="#a52a2a" officeooo:rsid="000fc734"/>
    </style:style>
    <style:style style:name="T82" style:family="text">
      <style:text-properties fo:color="#a52a2a" style:font-name="Verdana"/>
    </style:style>
    <style:style style:name="T83" style:family="text">
      <style:text-properties fo:color="#0000cd"/>
    </style:style>
    <style:style style:name="T84" style:family="text">
      <style:text-properties fo:color="#0000cd" officeooo:rsid="000fc734"/>
    </style:style>
    <style:style style:name="T85" style:family="text">
      <style:text-properties fo:color="#0000cd" style:font-name="Verdana"/>
    </style:style>
    <style:style style:name="T86" style:family="text">
      <style:text-properties fo:color="#0000cd" style:font-name="Verdana" officeooo:rsid="00162fca" style:font-size-asian="18pt" style:font-size-complex="18pt"/>
    </style:style>
    <style:style style:name="T87" style:family="text">
      <style:text-properties fo:color="#0000cd" officeooo:rsid="00162fca" style:font-size-asian="18pt" style:font-size-complex="18pt"/>
    </style:style>
    <style:style style:name="T88" style:family="text">
      <style:text-properties fo:color="#0000cd" officeooo:rsid="00162fca"/>
    </style:style>
    <style:style style:name="T89" style:family="text">
      <style:text-properties fo:color="#ff0000"/>
    </style:style>
    <style:style style:name="T90" style:family="text">
      <style:text-properties fo:color="#ff0000" style:font-name="Verdana"/>
    </style:style>
    <style:style style:name="T91" style:family="text">
      <style:text-properties fo:color="#ff0000" style:font-name="Verdana" officeooo:rsid="00162fca" style:font-size-asian="18pt" style:font-size-complex="18pt"/>
    </style:style>
    <style:style style:name="T92" style:family="text">
      <style:text-properties fo:color="#ff0000" officeooo:rsid="00162fca" style:font-size-asian="18pt" style:font-size-complex="18pt"/>
    </style:style>
    <style:style style:name="T93" style:family="text">
      <style:text-properties fo:color="#ff0000" officeooo:rsid="00162fca"/>
    </style:style>
    <style:style style:name="T94" style:family="text">
      <style:text-properties style:font-name="Times New Roman"/>
    </style:style>
    <style:style style:name="T95" style:family="text">
      <style:text-properties style:font-name="Times New Roman" fo:font-size="18pt" style:font-size-asian="18pt" style:font-size-complex="18pt"/>
    </style:style>
    <style:style style:name="T96" style:family="text">
      <style:text-properties style:font-name="Times New Roman" fo:font-size="18pt" officeooo:rsid="000fc734" style:font-size-asian="18pt" style:font-size-complex="18pt"/>
    </style:style>
    <style:style style:name="T97" style:family="text">
      <style:text-properties style:font-name="Times New Roman" fo:font-size="18pt" officeooo:rsid="00162fca" style:font-size-asian="18pt" style:font-size-complex="18pt"/>
    </style:style>
    <style:style style:name="T98" style:family="text">
      <style:text-properties style:font-name="Times New Roman" officeooo:rsid="00162fca"/>
    </style:style>
    <style:style style:name="T99" style:family="text">
      <style:text-properties officeooo:rsid="00105771"/>
    </style:style>
    <style:style style:name="T100" style:family="text">
      <style:text-properties fo:background-color="#e7e9eb" loext:char-shading-value="0" style:font-size-asian="18pt" style:font-size-complex="18pt" loext:padding="0cm" loext:border="none"/>
    </style:style>
    <style:style style:name="T101" style:family="text">
      <style:text-properties officeooo:rsid="00162f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ngularJs – Notes</text:p>
      <text:h text:style-name="P1" text:outline-level="2">What is Routing in AngularJS?</text:h>
      <text:p text:style-name="P14"><text:span text:style-name="T20">If you want to navigate to different pages in your application, but you also want the application to be a SPA (Single Page Application), with no page reloading, you can use the </text:span><text:span text:style-name="Source_20_Text"><text:span text:style-name="T49">ngRoute</text:span></text:span><text:span text:style-name="T20"> module.</text:span></text:p>
      <text:p text:style-name="P19"><text:span text:style-name="T33">The </text:span><text:span text:style-name="Source_20_Text"><text:span text:style-name="T52">ngRoute </text:span></text:span><text:span text:style-name="T33">module </text:span><text:span text:style-name="Emphasis"><text:span text:style-name="T33">routes </text:span></text:span><text:span text:style-name="T33">your application to different pages without reloading the entire application.</text:span></text:p>
      <text:p text:style-name="P32">Step 1 :</text:p>
      <text:p text:style-name="P30">To make your applications ready for routing, you must include the AngularJS Route module:</text:p>
      <text:p text:style-name="P6"><text:span text:style-name="T63">&lt;</text:span><text:span text:style-name="T70">script</text:span><text:span text:style-name="T75"> src</text:span><text:span text:style-name="T63">="https://ajax.googleapis.com/ajax/libs/angularjs/1.6.9/angular-route.js"&gt;&lt;</text:span><text:span text:style-name="T70">/script</text:span><text:span text:style-name="T63">&gt;</text:span></text:p>
      <text:p text:style-name="P31">Step 2 :</text:p>
      <text:p text:style-name="P15"><text:span text:style-name="T96">Then you must add the </text:span><text:span text:style-name="Source_20_Text"><text:span text:style-name="T11">ngRoute</text:span></text:span><text:span text:style-name="T96"> as a dependency in the application module: </text:span></text:p>
      <text:p text:style-name="P17"><text:span text:style-name="T84">var</text:span><text:span text:style-name="T1"> app = angular.module(</text:span><text:span text:style-name="T81">"myApp"</text:span><text:span text:style-name="T1">, [</text:span><text:span text:style-name="T81">"ngRoute"</text:span><text:span text:style-name="T1">]);</text:span></text:p>
      <text:p text:style-name="P18">Step 3:</text:p>
      <text:p text:style-name="P16"><text:span text:style-name="T95">Now your application has access to the route module, which provides the </text:span><text:span text:style-name="Source_20_Text"><text:span text:style-name="T12">$routeProvider</text:span></text:span><text:span text:style-name="T95">.</text:span></text:p>
      <text:p text:style-name="P20"><text:span text:style-name="T33">Use the </text:span><text:span text:style-name="Source_20_Text"><text:span text:style-name="T52">$routeProvider</text:span></text:span><text:span text:style-name="T33"> to configure different routes in your application:</text:span><text:span text:style-name="T34"><text:line-break/>app.config(</text:span><text:span text:style-name="T61">function</text:span><text:span text:style-name="T34">($routeProvider) {<text:line-break/> $routeProvider</text:span></text:p>
      <text:p text:style-name="P22"><text:span text:style-name="T19"><text:s/>.when(</text:span><text:span text:style-name="T71">"/"</text:span><text:span text:style-name="T19">, {<text:line-break/> templateUrl :</text:span><text:span text:style-name="T71">"main.htm"</text:span><text:span text:style-name="T19"><text:line-break/>})<text:line-break/>.when(</text:span><text:span text:style-name="T71">"/red"</text:span><text:span text:style-name="T19">, {<text:line-break/></text:span><text:soft-page-break/><text:span text:style-name="T19">templateUrl :</text:span><text:span text:style-name="T71">"red.htm"</text:span><text:span text:style-name="T19"><text:line-break/>})<text:line-break/>.when(</text:span><text:span text:style-name="T71">"/green"</text:span><text:span text:style-name="T19">, {<text:line-break/>templateUrl :</text:span><text:span text:style-name="T71">"green.htm"</text:span><text:span text:style-name="T19"><text:line-break/>})<text:line-break/>.when(</text:span><text:span text:style-name="T71">"/blue"</text:span><text:span text:style-name="T19">, {<text:line-break/>templateUrl :</text:span><text:span text:style-name="T71">"blue.htm"</text:span><text:span text:style-name="T19"><text:line-break/>});<text:line-break/>});</text:span></text:p>
      <text:p text:style-name="P27"><text:span text:style-name="T79">S</text:span><text:span text:style-name="T77">tep 4 :</text:span></text:p>
      <text:p text:style-name="P25">Your application needs a container to put the content provided by the routing.</text:p>
      <text:p text:style-name="P19"><text:span text:style-name="T33">This container is the </text:span><text:span text:style-name="Source_20_Text"><text:span text:style-name="T52">ng-view </text:span></text:span><text:span text:style-name="T33">directive.</text:span></text:p>
      <text:p text:style-name="P19"><text:span text:style-name="T33">There are three different ways to include the </text:span><text:span text:style-name="Source_20_Text"><text:span text:style-name="T52">ng-view </text:span></text:span><text:span text:style-name="T33">directive in your application:</text:span></text:p>
      <text:p text:style-name="P23"><text:span text:style-name="T64">&lt;</text:span><text:span text:style-name="T72">div </text:span><text:span text:style-name="T76">ng-view</text:span><text:span text:style-name="T64">&gt;&lt;</text:span><text:span text:style-name="T72">/div</text:span><text:span text:style-name="T64">&gt;</text:span><text:span text:style-name="T21"> || </text:span><text:span text:style-name="T62">&lt;</text:span><text:span text:style-name="T69">ng-view</text:span><text:span text:style-name="T62">&gt;&lt;</text:span><text:span text:style-name="T69">/ng-view</text:span><text:span text:style-name="T62">&gt;</text:span><text:span text:style-name="T21"> || </text:span><text:span text:style-name="T64">&lt;</text:span><text:span text:style-name="T72">div </text:span><text:span text:style-name="T76">class</text:span><text:span text:style-name="T64">="ng-view"&gt;&lt;</text:span><text:span text:style-name="T72">/div</text:span><text:span text:style-name="T64">&gt;</text:span></text:p>
      <text:h text:style-name="P2" text:outline-level="2"><text:span text:style-name="T99">Controllers</text:span></text:h>
      <text:p text:style-name="P21"><text:span text:style-name="T35">With the</text:span><text:span text:style-name="Source_20_Text"><text:span text:style-name="T53">$routeProvider</text:span></text:span><text:span text:style-name="T35">you can also define a controller for each "view".</text:span></text:p>
      <text:p text:style-name="P23"><text:span text:style-name="T21">.when(</text:span><text:span text:style-name="T72">"/paris"</text:span><text:span text:style-name="T21">, {<text:line-break/>templateUrl :</text:span><text:span text:style-name="T72">"paris.htm"</text:span><text:span text:style-name="T21">,<text:line-break/>controller :</text:span><text:span text:style-name="T72">"parisCtrl"</text:span><text:span text:style-name="T21"><text:line-break/>});<text:line-break/>});<text:line-break/>app.controller(</text:span><text:span text:style-name="T72">"londonCtrl"</text:span><text:span text:style-name="T21">,</text:span><text:span text:style-name="T64">function</text:span><text:span text:style-name="T21">($scope) {<text:line-break/>$scope.msg=</text:span><text:span text:style-name="T72">"I love London"</text:span><text:span text:style-name="T21">;<text:line-break/>});<text:line-break/></text:span><text:soft-page-break/><text:span text:style-name="T21">app.controller(</text:span><text:span text:style-name="T72">"parisCtrl"</text:span><text:span text:style-name="T21">,</text:span><text:span text:style-name="T64">function</text:span><text:span text:style-name="T21">($scope) {<text:line-break/>$scope.msg=</text:span><text:span text:style-name="T72">"I love Paris"</text:span><text:span text:style-name="T21">;</text:span></text:p>
      <text:h text:style-name="P3" text:outline-level="2"><text:span text:style-name="T99">Template</text:span></text:h>
      <text:p text:style-name="P19"><text:span text:style-name="T33">In the previous examples we have used the </text:span><text:span text:style-name="Source_20_Text"><text:span text:style-name="T52">templateUrl </text:span></text:span><text:span text:style-name="T33">property in the </text:span><text:span text:style-name="Source_20_Text"><text:span text:style-name="T52">$routeProvider.when </text:span></text:span><text:span text:style-name="T33">method.</text:span></text:p>
      <text:p text:style-name="P19"><text:span text:style-name="T33">You can also use the </text:span><text:span text:style-name="Source_20_Text"><text:span text:style-name="T52">template </text:span></text:span><text:span text:style-name="T33">property, which allows you to write HTML directly in the property value, and not refer to a page.</text:span></text:p>
      <text:h text:style-name="P3" text:outline-level="2"><text:span text:style-name="T99">The otherwise method</text:span></text:h>
      <text:p text:style-name="P19"><text:span text:style-name="T33">In the previous examples we have used the </text:span><text:span text:style-name="Source_20_Text"><text:span text:style-name="T52">when </text:span></text:span><text:span text:style-name="T33">method of the </text:span><text:span text:style-name="Source_20_Text"><text:span text:style-name="T52">$routeProvider</text:span></text:span><text:span text:style-name="T33">.</text:span></text:p>
      <text:p text:style-name="P19"><text:span text:style-name="T33">You can also use the </text:span><text:span text:style-name="Source_20_Text"><text:span text:style-name="T52">otherwise <text:tab/></text:span></text:span><text:span text:style-name="T33">method, which is the default route when none of the others get a match.</text:span></text:p>
      <text:h text:style-name="P4" text:outline-level="2"><text:span text:style-name="T100">What is an Animation ?<text:line-break/></text:span><text:span text:style-name="T8">An animation is when the transformation of an HTML element gives you an illusion of motion.</text:span></text:h>
      <text:p text:style-name="P24"><text:span text:style-name="T21">S</text:span><text:span text:style-name="T18">tep 1:</text:span></text:p>
      <text:p text:style-name="P26">To make your applications ready for animations, you must include the AngularJS Animate library:</text:p>
      <text:p text:style-name="P10"><text:span text:style-name="T83">&lt;</text:span><text:span text:style-name="T80">script</text:span><text:span text:style-name="T89"> src</text:span><text:span text:style-name="T83">="https://ajax.googleapis.com/ajax/libs/angularjs/1.6.9/angular-animate.js"&gt;&lt;</text:span><text:span text:style-name="T80">/script</text:span><text:span text:style-name="T83">&gt;</text:span></text:p>
      <text:p text:style-name="P5"/>
      <text:p text:style-name="Standard"><text:span text:style-name="T97">Step 2:</text:span><text:span text:style-name="T95"><text:line-break/></text:span><text:span text:style-name="T36">Then you must refer to the </text:span><text:span text:style-name="Source_20_Text"><text:span text:style-name="T54">ngAnimate</text:span></text:span><text:span text:style-name="T36"> module in your application:</text:span></text:p>
      <text:p text:style-name="P13"><text:span text:style-name="T88">&lt;</text:span><text:span text:style-name="T10">body</text:span><text:span text:style-name="T93"> ng-app</text:span><text:span text:style-name="T88">="ngAnimate"&gt;</text:span></text:p>
      <text:p text:style-name="P7"><text:span text:style-name="T101">or</text:span></text:p>
      <text:p text:style-name="P9"><text:soft-page-break/><text:span text:style-name="T33">Or if your application has a name, add </text:span><text:span text:style-name="Source_20_Text"><text:span text:style-name="T52">ngAnimate</text:span></text:span><text:span text:style-name="T37"> </text:span><text:span text:style-name="T33">as a dependency in your application module:</text:span></text:p>
      <text:p text:style-name="P7"><text:span text:style-name="T18"/></text:p>
      <text:p text:style-name="P8"><text:span text:style-name="T83">&lt;</text:span><text:span text:style-name="T80">body</text:span><text:span text:style-name="T89"> ng-app</text:span><text:span text:style-name="T83">="myApp"&gt;</text:span><text:line-break/><text:line-break/><text:span text:style-name="T83">&lt;</text:span><text:span text:style-name="T80">h1</text:span><text:span text:style-name="T83">&gt;</text:span>Hide the DIV: <text:span text:style-name="T83">&lt;</text:span><text:span text:style-name="T80">input</text:span><text:span text:style-name="T89"> type</text:span><text:span text:style-name="T83">="checkbox"</text:span><text:span text:style-name="T89"> ng-model</text:span><text:span text:style-name="T83">="myCheck"&gt;&lt;</text:span><text:span text:style-name="T80">/h1</text:span><text:span text:style-name="T83">&gt;</text:span><text:line-break/><text:line-break/><text:span text:style-name="T83">&lt;</text:span><text:span text:style-name="T80">div</text:span><text:span text:style-name="T89"> ng-hide</text:span><text:span text:style-name="T83">="myCheck"&gt;&lt;</text:span><text:span text:style-name="T80">/div</text:span><text:span text:style-name="T83">&gt;</text:span><text:line-break/><text:line-break/><text:span text:style-name="T83">&lt;</text:span><text:span text:style-name="T80">script</text:span><text:span text:style-name="T83">&gt;</text:span></text:p>
      <text:p text:style-name="P11"><text:span text:style-name="T83">var</text:span> app = angular.module(<text:span text:style-name="T80">'myApp'</text:span>, [<text:span text:style-name="T80">'ngAnimate'</text:span>]);</text:p>
      <text:p text:style-name="P12"><text:span text:style-name="T83">&lt;</text:span>/script<text:span text:style-name="T83">&gt;</text:span></text:p>
      <text:p text:style-name="P7"><text:line-break/><text:span text:style-name="T22">Step 3:</text:span></text:p>
      <text:p text:style-name="P5"><text:span text:style-name="T22"/></text:p>
      <text:p text:style-name="P28"/>
      <text:p text:style-name="Standard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_20_New_20_Roman" style:display-name="Times New Roman" style:family="paragraph" style:parent-style-name="Standard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0:45:28.442289256</meta:creation-date>
    <dc:date>2021-05-04T21:48:44.115973998</dc:date>
    <meta:editing-duration>PT12M54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4" meta:paragraph-count="40" meta:word-count="381" meta:character-count="2780" meta:non-whitespace-character-count="2429"/>
  </office:meta>
</office:document-meta>
</file>